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46in"/>
    </style:style>
    <style:style style:name="co2" style:family="table-column">
      <style:table-column-properties fo:break-before="auto" style:column-width="2.9866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4256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2.348in" fo:break-before="auto" style:use-optimal-row-height="true"/>
    </style:style>
    <style:style style:name="ro3" style:family="table-row">
      <style:table-row-properties style:row-height="0.794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6398in" fo:break-before="auto" style:use-optimal-row-height="true"/>
    </style:style>
    <style:style style:name="ro6" style:family="table-row">
      <style:table-row-properties style:row-height="1.8819in" fo:break-before="auto" style:use-optimal-row-height="true"/>
    </style:style>
    <style:style style:name="ro7" style:family="table-row">
      <style:table-row-properties style:row-height="0.95in" fo:break-before="auto" style:use-optimal-row-height="true"/>
    </style:style>
    <style:style style:name="ro8" style:family="table-row">
      <style:table-row-properties style:row-height="1.7264in" fo:break-before="auto" style:use-optimal-row-height="true"/>
    </style:style>
    <style:style style:name="ro9" style:family="table-row">
      <style:table-row-properties style:row-height="1.1055in" fo:break-before="auto" style:use-optimal-row-height="true"/>
    </style:style>
    <style:style style:name="ro10" style:family="table-row">
      <style:table-row-properties style:row-height="1.2602in" fo:break-before="auto" style:use-optimal-row-height="true"/>
    </style:style>
    <style:style style:name="ro11" style:family="table-row">
      <style:table-row-properties style:row-height="3.2799in" fo:break-before="auto" style:use-optimal-row-height="true"/>
    </style:style>
    <style:style style:name="ro12" style:family="table-row">
      <style:table-row-properties style:row-height="0.4839in" fo:break-before="auto" style:use-optimal-row-height="true"/>
    </style:style>
    <style:style style:name="ro13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Contradiction typ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Summary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egment</text:p>
          </table:table-cell>
          <table:table-cell table:style-name="ce1" office:value-type="string" calcext:value-type="string">
            <text:p>Content log</text:p>
          </table:table-cell>
        </table:table-row>
        <table:table-row table:style-name="ro2">
          <table:table-cell office:value-type="string" calcext:value-type="string">
            <text:p>Primary: need to be able to categorize inbox items, but existing categories do not fit</text:p>
          </table:table-cell>
          <table:table-cell office:value-type="string" calcext:value-type="string">
            <text:p>Item is left in inbox. No reconceptualization of the situation is arrived at.</text:p>
          </table:table-cell>
          <table:table-cell table:style-name="ce2" office:value-type="string" calcext:value-type="string">
            <text:p>Inbox item is not a wishlist item but is not a fire ei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&gt; 05:10</text:p>
            <text:p>&gt; : <text:s text:c="2"/>"Let's put this [new work item] on the 'required' list" (`D1`)</text:p>
            <text:p>&lt;!-- &gt; 05:11</text:p>
            <text:p>&gt; : <text:s text:c="2"/>"Okay, so... wishlist?" (`D2`)</text:p>
            <text:p>&gt; 05:16</text:p>
            <text:p>&gt; : <text:s text:c="2"/>"Well..." (`D3`) --&gt;</text:p>
            <text:p>&gt; 05:18</text:p>
            <text:p>&gt; : <text:s text:c="2"/>"This is a funny thing to be putting on a wishlist" (`D2`)</text:p>
            <text:p>&gt; 05:18</text:p>
            <text:p>&gt; : <text:s text:c="2"/>"But at least it's not a fire" (`D1`)</text:p>
            <text:p/>
            <text:p>This is the first time that the team can be observed to identify a problem with the way they handle inbox items. So far, standard procedure has been to differentiate between fire and wishlist items. Here, they come across a work item that does not fit their conception of either. The item is simultaneously less urgent than a fire yet more important than a wishlist item, which allows a latent primary contradiction to be surfaced.</text:p>
          </table:table-cell>
        </table:table-row>
        <table:table-row table:style-name="ro3">
          <table:table-cell office:value-type="string" calcext:value-type="string">
            <text:p>Here, does the primary contradiction get resolved but the secondary contradiction not? What's a reasonable interpretation? I think the team might not proceed to the “analyzing” part, just pointing out the failures.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 calcext:value-type="string">
            <text:p>Item in outbox has not been in inbox because it doesn't need to get d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UTBOX</text:p>
          </table:table-cell>
          <table:table-cell office:value-type="string" calcext:value-type="string">
            <text:p>&gt; 21:33</text:p>
            <text:p>&gt; : <text:s text:c="2"/>"I guess wishlist or something would be appropriate?"</text:p>
            <text:p>&gt; 22:05</text:p>
            <text:p>&gt; : <text:s text:c="2"/>"Has it been through inbox?"</text:p>
            <text:p>&gt; : <text:s text:c="2"/>"No. It's because that doesn't need to be done.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5">
          <table:table-cell table:number-columns-repeated="2"/>
          <table:table-cell table:style-name="ce2"/>
          <table:table-cell office:value-type="float" office:value="14" calcext:value-type="float">
            <text:p>14</text:p>
          </table:table-cell>
          <table:table-cell office:value-type="string" calcext:value-type="string">
            <text:p>OUTBOX</text:p>
          </table:table-cell>
          <table:table-cell office:value-type="string" calcext:value-type="string">
            <text:p>&gt; 27:15</text:p>
            <text:p>&gt; : <text:s text:c="2"/>"-- it's pending a project.. There's no case"</text:p>
            <text:p>&gt; : <text:s text:c="2"/>"Can we throw this to [release cycle] #23?"</text:p>
            <text:p>&gt; : <text:s text:c="2"/>"No, we won't be doing it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Primary: need to be able to categorize inbox items, but existing categories do not fit.</text:p>
          </table:table-cell>
          <table:table-cell office:value-type="string" calcext:value-type="string">
            <text:p>MONEYBOX created. The team realises that they can make up new boxes as they go to solve categorisation problems.</text:p>
          </table:table-cell>
          <table:table-cell table:style-name="ce2" office:value-type="string" calcext:value-type="string">
            <text:p>The team needs to be able to see when it is ok to start on a work item.A work item is downgraded from being a fire to elsewhere, but doesn't fit. It's not for a release, for a client project or a non-technical priority lane task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RES</text:p>
          </table:table-cell>
          <table:table-cell office:value-type="string" calcext:value-type="string">
            <text:p>&gt; 29:05</text:p>
            <text:p>&gt; : <text:s text:c="2"/>"So how many weeks until we need this?"</text:p>
            <text:p>&gt; 29:13</text:p>
            <text:p>&gt; : <text:s text:c="2"/>"Is this like a non-core, pending for project thing?"</text:p>
            <text:p>&gt; 29:28</text:p>
            <text:p>&gt; : <text:s text:c="2"/>"Why not move this to one of the releases for composer? [..]"</text:p>
            <text:p>&gt; 29:50</text:p>
            <text:p>&gt; : <text:s text:c="2"/>"Do we have a project for [client]? Can it be there?"</text:p>
            <text:p>&gt; 30:40</text:p>
            <text:p>&gt; : <text:s text:c="2"/>"Isn't it kind of priority lane? It's a customer need"</text:p>
            <text:p>&gt; 31:20</text:p>
            <text:p>&gt; : <text:s text:c="2"/>"We should have a box, let's call it 'moneybox'"</text:p>
            <text:p/>
            <text:p>The work item depends on an external party, but is not impeded. It is done for a client but the scope is the whole product platform. And it's a technical customer need, but doesn't need to be resolved immediately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6">
          <table:table-cell office:value-type="string" calcext:value-type="string">
            <text:p>Primary: need for ability to plan for the future in the form of collecting issues related to a specific </text:p>
          </table:table-cell>
          <table:table-cell office:value-type="string" calcext:value-type="string">
            <text:p>MODULE CORE created. The previously arrived upon way of practice, where new boxes may be created, is reapplied.</text:p>
          </table:table-cell>
          <table:table-cell table:style-name="ce2" office:value-type="string" calcext:value-type="string">
            <text:p>The team identifies that they do not have a place to put ideas about how to improve a part of the technical platf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office:value-type="string" calcext:value-type="string">
            <text:p>&gt; 37:50</text:p>
            <text:p>&gt; : <text:s text:c="2"/>"Do we some kind of list or ability to make a list of stuff that's not in supersonic but should be? Because that's a project"</text:p>
            <text:p>&gt; : <text:s text:c="2"/>"No"</text:p>
            <text:p>&gt; : <text:s text:c="2"/>"But do we have the ability to make a list? Do we even know what these things are?"</text:p>
            <text:p>&gt; 39:20</text:p>
            <text:p>&gt; : <text:s text:c="2"/>"Where's the project?"</text:p>
            <text:p>&gt; : <text:s text:c="2"/>"Would you like me to make one now?"</text:p>
            <text:p>&gt; : <text:s text:c="2"/>"Wouldn't it make sense?"</text:p>
            <text:p>&gt; 39:35</text:p>
            <text:p>&gt; : <text:s text:c="2"/>"What's the theme called?"</text:p>
            <text:p>&gt; : <text:s text:c="2"/>"Couldn't we have like 'module core' or something?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7">
          <table:table-cell office:value-type="string" calcext:value-type="string">
            <text:p>Tertiary: the team finds the <text:s/>new box needs similar supporting structures as existing ones</text:p>
          </table:table-cell>
          <table:table-cell office:value-type="string" calcext:value-type="string">
            <text:p>MONEYBOX gets an INBOX.</text:p>
          </table:table-cell>
          <table:table-cell table:style-name="ce2" office:value-type="string" calcext:value-type="string">
            <text:p>Moneybox is checked out for the first time, and due to the lack of existing structure the team has difficulty taking it in at a glance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EYBOX</text:p>
          </table:table-cell>
          <table:table-cell office:value-type="string" calcext:value-type="string">
            <text:p>&gt; 43:30</text:p>
            <text:p>&gt; : <text:s text:c="2"/>"These are old things"</text:p>
            <text:p>&gt; : <text:s text:c="2"/>"Let's shovel them somewhere so it says 'old things'"</text:p>
            <text:p>&gt; : <text:s text:c="2"/>"Can we put the label 'longstanding'?"</text:p>
            <text:p>&gt; : <text:s text:c="2"/>"Waiting for money? Money required?"</text:p>
            <text:p>&gt; : <text:s text:c="2"/>"We need an inbox here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8">
          <table:table-cell office:value-type="string" calcext:value-type="string">
            <text:p>Primary: need for holistic thinking contradicts tendency for quick, one-off fixes Secondary: When bouncing possible resolutions, none seem applicable.</text:p>
          </table:table-cell>
          <table:table-cell office:value-type="string" calcext:value-type="string">
            <text:p>More work items are identified as belonging to MODULE CORE. The practice gradually starts to set in: team members see the new boxes as an option to take for inbox items. The MODULE CORE box is reconceptualized to admit this kind of item.</text:p>
          </table:table-cell>
          <table:table-cell table:style-name="ce2" office:value-type="string" calcext:value-type="string">
            <text:p>A work item is rejected as having the wrong approach. The team again doesn't seem to have a right kind of place for the rephrased work item. The solution from before is suggested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&gt; 25:45</text:p>
            <text:p>&gt; : <text:s text:c="2"/>"You know better what needs to be done, but we need to be building a platform"</text:p>
            <text:p>&gt; : <text:s text:c="2"/>"So we put this in the module backlog, but under a different description... or, wishlist, or..?"</text:p>
            <text:p>&gt; : <text:s text:c="2"/>"What?"</text:p>
            <text:p>&gt; : <text:s text:c="2"/>"What do we do?"</text:p>
            <text:p>&gt; : <text:s text:c="2"/>"If there's a supersonic-and-frontend backlog"</text:p>
            <text:p>&gt; : <text:s text:c="2"/>"I don't think so"</text:p>
            <text:p>&gt; : <text:s text:c="2"/>"I don't know what we should do but I don't think we should do a task like that"</text:p>
            <text:p>&gt; 26:25</text:p>
            <text:p>&gt; : <text:s text:c="2"/>"Hey, this is a module core thing, right?"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9">
          <table:table-cell office:value-type="string" calcext:value-type="string">
            <text:p>Primary. Secondary.</text:p>
          </table:table-cell>
          <table:table-cell office:value-type="string" calcext:value-type="string">
            <text:p>WATBOX created</text:p>
          </table:table-cell>
          <table:table-cell table:style-name="ce2" office:value-type="string" calcext:value-type="string">
            <text:p>The team identifies a work item that they identify as needing attention but which is not critical and which may not be taken action with at the moment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UTBOX</text:p>
          </table:table-cell>
          <table:table-cell office:value-type="string" calcext:value-type="string">
            <text:p>&gt; 35:45</text:p>
            <text:p>&gt; : <text:s text:c="2"/>"So this is done?"</text:p>
            <text:p>&gt; : <text:s text:c="2"/>"This is still an issue for this single app"</text:p>
            <text:p>&gt; : <text:s text:c="2"/>"Should we have some kind of what-the-fuck box? Or do we have a project called what the fuck?"</text:p>
            <text:p>&gt; 36:15</text:p>
            <text:p>&gt; : <text:s text:c="2"/>"Should we have a WATBOX? Because we have so many things that are not..."</text:p>
            <text:p>&gt; : <text:s text:c="2"/>"That we can leave there and go them through like once a month. Watbox goes next to moneybox.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6">
          <table:table-cell office:value-type="string" calcext:value-type="string">
            <text:p>Secondary: the TECH WISHING WELL model is refined to fit new kinds of work items</text:p>
          </table:table-cell>
          <table:table-cell office:value-type="string" calcext:value-type="string">
            <text:p>MONEYBOX used for work item</text:p>
          </table:table-cell>
          <table:table-cell table:style-name="ce2" office:value-type="string" calcext:value-type="string">
            <text:p>The team receives a new work item which <text:span text:style-name="T1">could</text:span> represent a customer need but likely does not at the moment, or at least it would not bring in paying customers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/>
            <text:p>&gt; 15:00</text:p>
            <text:p>&gt; : <text:s text:c="2"/>"So it's missing a case"</text:p>
            <text:p>&gt; 16:50</text:p>
            <text:p>&gt; : <text:s text:c="2"/>"I don't think this is a moneybox issue"</text:p>
            <text:p>&gt; : <text:s text:c="2"/>"I thought the moneybox function is that ... there are cases already"</text:p>
            <text:p>&gt; : <text:s text:c="2"/>"No, but there have been indications already, this is an imaginary feature, and now we are waiting for somebody to say 'we will pay x amount'..."</text:p>
            <text:p/>
            <text:p>+ there's a new MARKETING (inbox?) where they will shovel and prioritize their top 10 things instead of having them hang around in wishlist where we can't act on them appropriately anyways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10">
          <table:table-cell office:value-type="string" calcext:value-type="string">
            <text:p>Tertiary: reconciliation of new “MARKETING BOX” practice vs existing OUTBOX practice. Quaternary: realignment with practices of another team.</text:p>
          </table:table-cell>
          <table:table-cell office:value-type="string" calcext:value-type="string">
            <text:p>Tracking the use of MARKETING BOX gets its own longstanding outbox item</text:p>
          </table:table-cell>
          <table:table-cell table:style-name="ce2" office:value-type="string" calcext:value-type="string">
            <text:p>Marketing has a new board on which they want to reflect their own priority for product improvements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/>
            <text:p>&gt; 19:45</text:p>
            <text:p>&gt; : <text:s text:c="2"/>"Marketing will read all the items in the wishlist and put them in... marketing?"</text:p>
            <text:p>&gt; : <text:s text:c="2"/>"Yes, we have this very very long wishlist. I went this through with Marko and Harri that [Marketing] will go through all the items and put them to [marketing]... they'll get a top 10 priority and the rest is still wishlist... when there's top10 we can maybe take one off [the top]"</text:p>
            <text:p>&gt; : <text:s text:c="2"/>"So, outbox, longstanding"</text:p>
            <text:p>&gt; : <text:s text:c="2"/>"yeah, we need to see that this is ... [done]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11">
          <table:table-cell office:value-type="string" calcext:value-type="string">
            <text:p>Primary: conflicting needs of different stakeholders. Secondary: existing model does not allow reflecting stakeholders.</text:p>
          </table:table-cell>
          <table:table-cell office:value-type="string" calcext:value-type="string">
            <text:p>TECH WISHING WELL created</text:p>
          </table:table-cell>
          <table:table-cell table:style-name="ce2" office:value-type="string" calcext:value-type="string">
            <text:p>The team encounters a work item that describes an improvement which they do not think is a fire but that they themselves consider more important than a product owner prioritising the wishlist would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&gt; 23:05</text:p>
            <text:p>&gt; : <text:s text:c="2"/>"What if we implement that users can actually remove their accounts?... No they cannot and it's a huge overhead that we mail them back to verify"</text:p>
            <text:p>&gt; : <text:s text:c="2"/>"Yes, huge amounts of waste"</text:p>
            <text:p>&gt; : <text:s text:c="2"/>"But... if it's not a fire then what the fuck is it and it's done if ever..."</text:p>
            <text:p>&gt; : <text:s text:c="2"/>"Could we have a state between these cycles and fires? Because currently if it's not a fire and it's not..."</text:p>
            <text:p>&gt; : <text:s text:c="2"/>"We could have a cloud continuum but no-one would ever move anything"</text:p>
            <text:p>&gt; : <text:s text:c="2"/>"Exactly. This kind of state that would be like the top ten of our input"</text:p>
            <text:p>&gt; : <text:s text:c="2"/>"Isn't priority lane..."</text:p>
            <text:p>&gt; : <text:s text:c="2"/>"Yeah but priotity lane means we are doing it"</text:p>
            <text:p>&gt; : <text:s text:c="2"/>"So let's make a tech lane then"</text:p>
            <text:p>&gt; : <text:s text:c="2"/>"I think we should have this. Each group has their own wishlist, top 10"</text:p>
            <text:p>&gt; : <text:s text:c="2"/>"We see that this is a huge waste. But we can't go and blindly implement everything."</text:p>
            <text:p>&gt; : <text:s text:c="2"/>"Wouldn't this actually go to the marketing top ten?"</text:p>
            <text:p>&gt; 25:00</text:p>
            <text:p>&gt; : <text:s text:c="2"/>"I made a wishing well for us and this can go there."</text:p>
            <text:p>&gt; : <text:s text:c="2"/>"To where? The tech wishing well that is right below marketing"</text:p>
            <text:p>&gt; 25:40</text:p>
            <text:p>&gt; : <text:s text:c="2"/>"Ok, this was a good improvement"</text:p>
            <text:p>=&gt; creation of tech wishing well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Secondary</text:p>
          </table:table-cell>
          <table:table-cell office:value-type="string" calcext:value-type="string">
            <text:p>TECH WISHING WELL gets more things assigned</text:p>
          </table:table-cell>
          <table:table-cell table:style-name="ce2" office:value-type="string" calcext:value-type="string">
            <text:p>The team encounters another work item which they think is more important than wishlist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&gt; 26:10</text:p>
            <text:p>&gt; : <text:s text:c="2"/>"And: this is horrible, so instead of shoveling this to wishlist, put this to the newly created wishing well? Just to try this out."</text:p>
            <text:p>&gt; 27:40</text:p>
            <text:p>&gt; : <text:s text:c="2"/>"So, when do we do this? Wishlist?"</text:p>
            <text:p>&gt; : <text:s text:c="2"/>"Wishing well, not wishlist"</text:p>
            <text:p>&gt; : <text:s text:c="2"/>"Isn't this a wishlist thing?"</text:p>
            <text:p>&gt; : <text:s text:c="2"/>"We are working on those right now, the push notifications"</text:p>
            <text:p>&gt; 28:40</text:p>
            <text:p>&gt; : <text:s text:c="2"/>"It would be very very nice for testing."</text:p>
            <text:p>&gt; : <text:s text:c="2"/>"Yes, would be very very nice for testing, can we put this to wishing well? Let's see if everything gets put to wishing well, let's see how this works out!"</text:p>
            <text:p>&gt; : <text:s text:c="2"/>"I think everything we create is going to wishing well"</text:p>
            <text:p>&gt; : <text:s text:c="2"/>"Exactly ... this is how the world works"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12">
          <table:table-cell office:value-type="string" calcext:value-type="string">
            <text:p>Tertiary</text:p>
          </table:table-cell>
          <table:table-cell office:value-type="string" calcext:value-type="string">
            <text:p>MONEYBOX moved out of the way</text:p>
          </table:table-cell>
          <table:table-cell table:style-name="ce2" office:value-type="string" calcext:value-type="string">
            <text:p>The MONEYBOX comes up in the daily, but there is nothing to inspec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EYBOX</text:p>
          </table:table-cell>
          <table:table-cell office:value-type="string" calcext:value-type="string">
            <text:p>&gt; 45:33</text:p>
            <text:p>&gt; : <text:s text:c="2"/>"Nothing new."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7">
          <table:table-cell office:value-type="string" calcext:value-type="string">
            <text:p>Tertiary</text:p>
          </table:table-cell>
          <table:table-cell office:value-type="string" calcext:value-type="string">
            <text:p>WATBOX moved out of the way</text:p>
          </table:table-cell>
          <table:table-cell table:style-name="ce2" office:value-type="string" calcext:value-type="string">
            <text:p>The WATBOX comes up in the daily, but the team does not feel it is a thing that should be encounter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TBOX</text:p>
          </table:table-cell>
          <table:table-cell office:value-type="string" calcext:value-type="string">
            <text:p>&gt; 45:37</text:p>
            <text:p>&gt; : <text:s text:c="2"/>"Watbox doesn't need to [be gone] through"</text:p>
            <text:p>&gt; : <text:s text:c="2"/>"Nothing. Maybe we should move watbox out"</text:p>
            <text:p>&gt; : <text:s text:c="2"/>"Exactly"</text:p>
            <text:p>&gt; : <text:s text:c="2"/>"I'm moving it next to 'hard and scary'"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13">
          <table:table-cell office:value-type="string" calcext:value-type="string">
            <text:p>Tertiary</text:p>
          </table:table-cell>
          <table:table-cell office:value-type="string" calcext:value-type="string">
            <text:p>MARKETING BOX moved out of the way</text:p>
          </table:table-cell>
          <table:table-cell table:style-name="ce2" office:value-type="string" calcext:value-type="string">
            <text:p>The MARKETING BOX comes up in the daily, but there's nothing to act up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KETING BOX</text:p>
          </table:table-cell>
          <table:table-cell office:value-type="string" calcext:value-type="string">
            <text:p>&gt; 46:20</text:p>
            <text:p>&gt; : <text:s text:c="2"/>"Is marketing already updated? Yep, it's just my placeholders...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12">
          <table:table-cell office:value-type="string" calcext:value-type="string">
            <text:p>Tertiary</text:p>
          </table:table-cell>
          <table:table-cell office:value-type="string" calcext:value-type="string">
            <text:p>TECH WISHING WELL moved next to WATBOX</text:p>
          </table:table-cell>
          <table:table-cell table:style-name="ce2" office:value-type="string" calcext:value-type="string">
            <text:p>The secretary takes pre-emptive action to move the TECH WISHING WELL out of the team's way before that segment would occ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N-CORE MODULE CONTINUUM</text:p>
          </table:table-cell>
          <table:table-cell office:value-type="string" calcext:value-type="string">
            <text:p>&gt; 46:33</text:p>
            <text:p>&gt; : <text:s text:c="2"/>"Should we move tech wishing well elsewhere as well? If we don't want to go through it here. Moving it next to WATBOX.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8">
          <table:table-cell office:value-type="string" calcext:value-type="string">
            <text:p>Secondary: the TECH WISHING WELL model is refined to fit new kinds of work items</text:p>
          </table:table-cell>
          <table:table-cell office:value-type="string" calcext:value-type="string">
            <text:p>TECH WISHING WELL gets more things assigned</text:p>
          </table:table-cell>
          <table:table-cell table:style-name="ce2" office:value-type="string" calcext:value-type="string">
            <text:p>Two new work items are processed which are considered to belong to the new TECH WISHING WELL board. The team discussesthe criteria for such items: “middle stage between wishlist and fire” and “no business value”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&gt; 08:40</text:p>
            <text:p>&gt; : <text:s text:c="2"/>"This is the tech wishing well?"</text:p>
            <text:p>&gt; : <text:s text:c="2"/>"Yeah, because it was the middle stage between wishlist and fire"</text:p>
            <text:p/>
            <text:p>&gt; 19:35</text:p>
            <text:p>&gt; : <text:s text:c="2"/>"So this goes to wishlist I guess"</text:p>
            <text:p>&gt; : <text:s text:c="2"/>"Isn't this about having centralized signout or something?"</text:p>
            <text:p>&gt; : <text:s text:c="2"/>"Yes but there's no business value in web so this should go to wishlist..."</text:p>
            <text:p>&gt; : <text:s text:c="2"/>"Maybe this goes into the tech wishing well?"</text:p>
            <text:p>&gt; : <text:s text:c="2"/>"Yes"</text:p>
            <text:p/>
          </table:table-cell>
        </table:table-row>
        <table:table-row table:style-name="ro4" table:number-rows-repeated="104854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 style:data-style-name="N2" text:time-value="0000-00-00T00:00:01.721772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11:32.927183000</meta:creation-date>
    <dc:date>2016-07-09T13:41:22.323240000</dc:date>
    <meta:editing-duration>PT1H4S</meta:editing-duration>
    <meta:editing-cycles>6</meta:editing-cycles>
    <meta:generator>LibreOffice/4.1.2.3$MacOSX_x86 LibreOffice_project/40b2d7fde7e8d2d7bc5a449dc65df4d08a7dd38</meta:generator>
    <meta:document-statistic meta:table-count="1" meta:cell-count="104" meta:object-count="0"/>
  </office:meta>
</office:document-meta>
</file>